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24-01-02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22-01-19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21-03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20-01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9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8-01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7-01-0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6-08-0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6-01-0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5-01-0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4-01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3-01-07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2-01-0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5688" calcext:value-type="float">
            <text:p>43.9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200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6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0584" calcext:value-type="float">
            <text:p>45.8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4</text:p>
          </table:table-cell>
          <table:table-cell office:value-type="string" calcext:value-type="string">
            <text:p>MM9034</text:p>
          </table:table-cell>
          <table:table-cell office:value-type="string" calcext:value-type="string">
            <text:p>198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